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VCL TestTool" form:control-implementation="ooo:com.sun.star.form.component.CommandButton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/>
            </office:event-listeners>
          </form:button>
          <form:button form:name="Push Button 1" form:control-implementation="ooo:com.sun.star.form.component.CommandButton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/>
              <script:event-listener script:language="ooo:script" script:event-name="dom:mousedown" xlink:href="vnd.sun.star.script:Standard.Module1.Show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0-04-29T11:20:26</dc:date>
    <meta:editing-duration>PT5H20M41S</meta:editing-duration>
    <meta:editing-cycles>25</meta:editing-cycles>
    <meta:generator>StarOffice/9$Linux OpenOffice.org_project/300m75$Build-9488$CWS-gridcontrol_0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oModel.LineColor = &amp;h0000ff
oModel.TextColor = &amp;hffff00
oModel.SelectionModel= com.sun.star.view.SelectionType.MULTI

oDialogModel.insertByName("Grid1", oModel )
oDialogModel.Helpurl ="gridcontroldialog"

'missing on wiki:
oControl = oDialogControl.getControl("Grid1")
oControl.setPosSize(50, 50,200, 200, com.sun.star.awt.PosSize.POSSIZE)
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